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Pictures/1000000100000379000002607E9EFAEC61AE7859.png" manifest:media-type="image/png"/>
  <manifest:file-entry manifest:full-path="Pictures/10000001000003FB0000018C5C425247645993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Default" style:master-page-name="Standard">
      <style:paragraph-properties fo:text-align="justify" style:justify-single-word="false" style:page-number="auto"/>
      <style:text-properties officeooo:rsid="0007208b" officeooo:paragraph-rsid="0007208b"/>
    </style:style>
    <style:style style:name="P8" style:family="paragraph" style:parent-style-name="Default">
      <style:paragraph-properties fo:text-align="justify" style:justify-single-word="false"/>
      <style:text-properties officeooo:rsid="0007208b" officeooo:paragraph-rsid="0007208b"/>
    </style:style>
    <style:style style:name="T1" style:family="text">
      <style:text-properties officeooo:rsid="000720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 3: Mundial de motociclismo.</text:p>
      <text:p text:style-name="P8"><draw:frame draw:style-name="fr1" draw:name="Imagen1" text:anchor-type="char" svg:width="16.506cm" svg:height="6.414cm" draw:z-index="3"><draw:image xlink:href="Pictures/10000001000003FB0000018C5C42524764599396.png" xlink:type="simple" xlink:show="embed" xlink:actuate="onLoad" draw:mime-type="image/png"/></draw:frame>Ejercicio 2: Hospital</text:p>
      <text:p text:style-name="P8"><draw:frame draw:style-name="fr1" draw:name="Imagen2" text:anchor-type="char" svg:width="16.506cm" svg:height="11.289cm" draw:z-index="2"><draw:image xlink:href="Pictures/1000000100000379000002607E9EFAEC61AE78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fault" style:family="paragraph">
      <style:paragraph-properties fo:orphans="0" fo:widows="0"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-Fuente_20_de_20_párrafo_20_predeter." style:display-name="WW-Fuente de párrafo predeter." style:family="text"/>
    <style:style style:name="Internet_20_link" style:display-name="Internet link" style:family="text" style:parent-style-name="WW-Fuente_20_de_20_párrafo_20_predeter.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6.515cm" fo:margin-left="-0.009cm" table:align="left" style:writing-mode="lr-tb"/>
    </style:style>
    <style:style style:name="Tabla1.A" style:family="table-column">
      <style:table-column-properties style:column-width="1.79cm"/>
    </style:style>
    <style:style style:name="Tabla1.B" style:family="table-column">
      <style:table-column-properties style:column-width="10.368cm"/>
    </style:style>
    <style:style style:name="Tabla1.C" style:family="table-column">
      <style:table-column-properties style:column-width="1.965cm"/>
    </style:style>
    <style:style style:name="Tabla1.D" style:family="table-column">
      <style:table-column-properties style:column-width="2.392cm"/>
    </style:style>
    <style:style style:name="Tabla1.1" style:family="table-row">
      <style:table-row-properties style:min-row-height="0.741cm" fo:keep-together="always"/>
    </style:style>
    <style:style style:name="Tabla1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1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1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1.2" style:family="table-row">
      <style:table-row-properties style:min-row-height="0.487cm" fo:keep-together="always"/>
    </style:style>
    <style:style style:name="Tabla1.D2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none" fo:border-bottom="0.5pt solid #000000" style:writing-mode="lr-tb"/>
    </style:style>
    <style:style style:name="Tabla1.B3" style:family="table-cell">
      <style:table-cell-properties style:vertical-align="middle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bla1.4" style:family="table-row">
      <style:table-row-properties style:min-row-height="0.399cm" fo:keep-together="always"/>
    </style:style>
    <style:style style:name="Tabla1.A5" style:family="table-cell">
      <style:table-cell-properties style:vertical-align="middle" fo:padding-left="0.125cm" fo:padding-right="0.125cm" fo:padding-top="0cm" fo:padding-bottom="0cm" fo:border-left="1pt solid #000000" fo:border-right="1pt solid #000000" fo:border-top="none" fo:border-bottom="0.5pt solid #000000" style:writing-mode="lr-tb"/>
    </style:style>
    <style:style style:name="M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T1" style:family="text">
      <style:text-properties officeooo:rsid="0007208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371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1"><draw:frame draw:style-name="Mfr1" draw:name="gráficos1" text:anchor-type="paragraph" svg:x="0.019cm" svg:y="0.099cm" svg:width="1.494cm" svg:height="1.589cm" draw:z-index="1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1.B1" table:number-rows-spanned="2" office:value-type="string">
              <text:p text:style-name="MP2">Bases de datos</text:p>
            </table:table-cell>
            <table:table-cell table:style-name="Tabla1.B1" table:number-rows-spanned="4" office:value-type="string">
              <text:p text:style-name="MP3"><draw:frame draw:style-name="Mfr2" draw:name="gráficos2" text:anchor-type="char" svg:x="0.226cm" svg:y="0.138cm" svg:width="1.318cm" svg:height="1.879cm" draw:z-index="0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1.D1" office:value-type="string">
              <text:p text:style-name="MP4">1º DAM</text:p>
            </table:table-cell>
          </table:table-row>
          <table:table-row table:style-name="Tabla1.2">
            <table:covered-table-cell table:style-name="Tabla1.A1"/>
            <table:covered-table-cell table:style-name="Tabla1.B1"/>
            <table:covered-table-cell table:style-name="Tabla1.B1"/>
            <table:table-cell table:style-name="Tabla1.D2" table:number-rows-spanned="2" office:value-type="string">
              <text:p text:style-name="MP4">Control</text:p>
            </table:table-cell>
          </table:table-row>
          <table:table-row table:style-name="Tabla1.2">
            <table:covered-table-cell table:style-name="Tabla1.A1"/>
            <table:table-cell table:style-name="Tabla1.B3" table:number-rows-spanned="2" office:value-type="string">
              <text:p text:style-name="MP5">Tema 3 – Modelo E/R</text:p>
            </table:table-cell>
            <table:covered-table-cell table:style-name="Tabla1.B1"/>
            <table:covered-table-cell table:style-name="Tabla1.D2"/>
          </table:table-row>
          <table:table-row table:style-name="Tabla1.4">
            <table:covered-table-cell table:style-name="Tabla1.A1"/>
            <table:covered-table-cell table:style-name="Tabla1.B3"/>
            <table:covered-table-cell table:style-name="Tabla1.B1"/>
            <table:table-cell table:style-name="Tabla1.D2" office:value-type="string">
              <text:p text:style-name="MP4">T3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">NOMBRE: <text:span text:style-name="MT1">Alonso Marrero Bello</text:span></text:p>
            </table:table-cell>
            <table:covered-table-cell/>
            <table:covered-table-cell/>
            <table:covered-table-cell/>
          </table:table-row>
        </table:table>
        <text:p text:style-name="Heading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ies</meta:initial-creator>
    <meta:creation-date>2010-10-02T23:07:00</meta:creation-date>
    <dc:date>2023-11-29T09:39:34.775000000</dc:date>
    <meta:editing-cycles>13</meta:editing-cycles>
    <meta:editing-duration>PT43M41S</meta:editing-duration>
    <meta:generator>LibreOffice/7.6.2.1$Windows_X86_64 LibreOffice_project/56f7684011345957bbf33a7ee678afaf4d2ba333</meta:generator>
    <meta:document-statistic meta:table-count="1" meta:image-count="4" meta:object-count="0" meta:page-count="1" meta:paragraph-count="8" meta:word-count="23" meta:character-count="134" meta:non-whitespace-character-count="118"/>
  </office:meta>
</office:document-meta>
</file>